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aleDenominator</text:p>
          </table:table-cell>
          <table:table-cell table:style-name="Default" office:value-type="string" calcext:value-type="string">
            <text:p>magic</text:p>
          </table:table-cell>
          <table:table-cell office:value-type="string" calcext:value-type="string">
            <text:p>mpu</text:p>
          </table:table-cell>
          <table:table-cell office:value-type="string" calcext:value-type="string">
            <text:p>resolu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9082264.028718" calcext:value-type="float">
            <text:p>559082264.028718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2]*[.C2]/[.D2]" office:value-type="float" office:value="156543.033928041" calcext:value-type="float">
            <text:p>156543.033928041</text:p>
          </table:table-cell>
          <table:table-cell table:formula="of:=[.E2] &amp; &quot;,&quot;" office:value-type="string" office:string-value="156543.033928041," calcext:value-type="string">
            <text:p>156543.033928041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541132.014359" calcext:value-type="float">
            <text:p>279541132.014359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3]*[.C3]/[.D3]" office:value-type="float" office:value="78271.5169640205" calcext:value-type="float">
            <text:p>78271.5169640205</text:p>
          </table:table-cell>
          <table:table-cell table:formula="of:=[.E3] &amp; &quot;,&quot;" office:value-type="string" office:string-value="78271.5169640205," calcext:value-type="string">
            <text:p>78271.5169640205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770566.007179" calcext:value-type="float">
            <text:p>139770566.007179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4]*[.C4]/[.D4]" office:value-type="float" office:value="39135.7584820102" calcext:value-type="float">
            <text:p>39135.7584820102</text:p>
          </table:table-cell>
          <table:table-cell table:formula="of:=[.E4] &amp; &quot;,&quot;" office:value-type="string" office:string-value="39135.7584820102," calcext:value-type="string">
            <text:p>39135.7584820102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885283.0035897" calcext:value-type="float">
            <text:p>69885283.0035897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5]*[.C5]/[.D5]" office:value-type="float" office:value="19567.8792410051" calcext:value-type="float">
            <text:p>19567.8792410051</text:p>
          </table:table-cell>
          <table:table-cell table:formula="of:=[.E5] &amp; &quot;,&quot;" office:value-type="string" office:string-value="19567.8792410051," calcext:value-type="string">
            <text:p>19567.8792410051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942641.5017949" calcext:value-type="float">
            <text:p>34942641.5017949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6]*[.C6]/[.D6]" office:value-type="float" office:value="9783.93962050256" calcext:value-type="float">
            <text:p>9783.9396205026</text:p>
          </table:table-cell>
          <table:table-cell table:formula="of:=[.E6] &amp; &quot;,&quot;" office:value-type="string" office:string-value="9783.93962050256," calcext:value-type="string">
            <text:p>9783.93962050256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71320.7508974" calcext:value-type="float">
            <text:p>17471320.7508974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7]*[.C7]/[.D7]" office:value-type="float" office:value="4891.96981025128" calcext:value-type="float">
            <text:p>4891.9698102513</text:p>
          </table:table-cell>
          <table:table-cell table:formula="of:=[.E7] &amp; &quot;,&quot;" office:value-type="string" office:string-value="4891.96981025128," calcext:value-type="string">
            <text:p>4891.96981025128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35660.37544872" calcext:value-type="float">
            <text:p>8735660.37544872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8]*[.C8]/[.D8]" office:value-type="float" office:value="2445.98490512564" calcext:value-type="float">
            <text:p>2445.9849051256</text:p>
          </table:table-cell>
          <table:table-cell table:formula="of:=[.E8] &amp; &quot;,&quot;" office:value-type="string" office:string-value="2445.98490512564," calcext:value-type="string">
            <text:p>2445.98490512564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7830.18772436" calcext:value-type="float">
            <text:p>4367830.18772436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9]*[.C9]/[.D9]" office:value-type="float" office:value="1222.99245256282" calcext:value-type="float">
            <text:p>1222.9924525628</text:p>
          </table:table-cell>
          <table:table-cell table:formula="of:=[.E9] &amp; &quot;,&quot;" office:value-type="string" office:string-value="1222.99245256282," calcext:value-type="string">
            <text:p>1222.99245256282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83915.09386218" calcext:value-type="float">
            <text:p>2183915.09386218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10]*[.C10]/[.D10]" office:value-type="float" office:value="611.49622628141" calcext:value-type="float">
            <text:p>611.4962262814</text:p>
          </table:table-cell>
          <table:table-cell table:formula="of:=[.E10] &amp; &quot;,&quot;" office:value-type="string" office:string-value="611.49622628141," calcext:value-type="string">
            <text:p>611.49622628141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1957.54693109" calcext:value-type="float">
            <text:p>1091957.54693109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11]*[.C11]/[.D11]" office:value-type="float" office:value="305.748113140705" calcext:value-type="float">
            <text:p>305.7481131407</text:p>
          </table:table-cell>
          <table:table-cell table:formula="of:=[.E11] &amp; &quot;,&quot;" office:value-type="string" office:string-value="305.748113140705," calcext:value-type="string">
            <text:p>305.748113140705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5978.773465545" calcext:value-type="float">
            <text:p>545978.773465545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12]*[.C12]/[.D12]" office:value-type="float" office:value="152.874056570353" calcext:value-type="float">
            <text:p>152.8740565704</text:p>
          </table:table-cell>
          <table:table-cell table:formula="of:=[.E12] &amp; &quot;,&quot;" office:value-type="string" office:string-value="152.874056570353," calcext:value-type="string">
            <text:p>152.874056570353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2989.386732772" calcext:value-type="float">
            <text:p>272989.386732772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13]*[.C13]/[.D13]" office:value-type="float" office:value="76.4370282851763" calcext:value-type="float">
            <text:p>76.4370282852</text:p>
          </table:table-cell>
          <table:table-cell table:formula="of:=[.E13] &amp; &quot;,&quot;" office:value-type="string" office:string-value="76.4370282851763," calcext:value-type="string">
            <text:p>76.4370282851763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6494.693366386" calcext:value-type="float">
            <text:p>136494.693366386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14]*[.C14]/[.D14]" office:value-type="float" office:value="38.2185141425881" calcext:value-type="float">
            <text:p>38.2185141426</text:p>
          </table:table-cell>
          <table:table-cell table:formula="of:=[.E14] &amp; &quot;,&quot;" office:value-type="string" office:string-value="38.2185141425881," calcext:value-type="string">
            <text:p>38.2185141425881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247.3466831931" calcext:value-type="float">
            <text:p>68247.3466831931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15]*[.C15]/[.D15]" office:value-type="float" office:value="19.1092570712941" calcext:value-type="float">
            <text:p>19.1092570713</text:p>
          </table:table-cell>
          <table:table-cell table:formula="of:=[.E15] &amp; &quot;,&quot;" office:value-type="string" office:string-value="19.1092570712941," calcext:value-type="string">
            <text:p>19.1092570712941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123.6733415965" calcext:value-type="float">
            <text:p>34123.6733415965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16]*[.C16]/[.D16]" office:value-type="float" office:value="9.55462853564703" calcext:value-type="float">
            <text:p>9.5546285356</text:p>
          </table:table-cell>
          <table:table-cell table:formula="of:=[.E16] &amp; &quot;,&quot;" office:value-type="string" office:string-value="9.55462853564703," calcext:value-type="string">
            <text:p>9.55462853564703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061.8366707983" calcext:value-type="float">
            <text:p>17061.8366707983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17]*[.C17]/[.D17]" office:value-type="float" office:value="4.77731426782352" calcext:value-type="float">
            <text:p>4.7773142678</text:p>
          </table:table-cell>
          <table:table-cell table:formula="of:=[.E17] &amp; &quot;,&quot;" office:value-type="string" office:string-value="4.77731426782352," calcext:value-type="string">
            <text:p>4.77731426782352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30.91833539914" calcext:value-type="float">
            <text:p>8530.9183353991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18]*[.C18]/[.D18]" office:value-type="float" office:value="2.38865713391176" calcext:value-type="float">
            <text:p>2.3886571339</text:p>
          </table:table-cell>
          <table:table-cell table:formula="of:=[.E18] &amp; &quot;,&quot;" office:value-type="string" office:string-value="2.38865713391176," calcext:value-type="string">
            <text:p>2.38865713391176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65.45916769957" calcext:value-type="float">
            <text:p>4265.4591676996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19]*[.C19]/[.D19]" office:value-type="float" office:value="1.19432856695588" calcext:value-type="float">
            <text:p>1.194328567</text:p>
          </table:table-cell>
          <table:table-cell table:formula="of:=[.E19] &amp; &quot;,&quot;" office:value-type="string" office:string-value="1.19432856695588," calcext:value-type="string">
            <text:p>1.19432856695588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32.72958384978" calcext:value-type="float">
            <text:p>2132.7295838498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20]*[.C20]/[.D20]" office:value-type="float" office:value="0.59716428347794" calcext:value-type="float">
            <text:p>0.5971642835</text:p>
          </table:table-cell>
          <table:table-cell table:formula="of:=[.E20] &amp; &quot;,&quot;" office:value-type="string" office:string-value="0.59716428347794," calcext:value-type="string">
            <text:p>0.59716428347794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66.36479192489" calcext:value-type="float">
            <text:p>1066.3647919249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21]*[.C21]/[.D21]" office:value-type="float" office:value="0.29858214173897" calcext:value-type="float">
            <text:p>0.2985821417</text:p>
          </table:table-cell>
          <table:table-cell table:formula="of:=[.E21] &amp; &quot;,&quot;" office:value-type="string" office:string-value="0.29858214173897," calcext:value-type="string">
            <text:p>0.29858214173897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3.182395962447" calcext:value-type="float">
            <text:p>533.1823959624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22]*[.C22]/[.D22]" office:value-type="float" office:value="0.149291070869485" calcext:value-type="float">
            <text:p>0.1492910709</text:p>
          </table:table-cell>
          <table:table-cell table:formula="of:=[.E22] &amp; &quot;,&quot;" office:value-type="string" office:string-value="0.149291070869485," calcext:value-type="string">
            <text:p>0.149291070869485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6.591197981223" calcext:value-type="float">
            <text:p>266.5911979812</text:p>
          </table:table-cell>
          <table:table-cell office:value-type="float" office:value="0.00028" calcext:value-type="float">
            <text:p>2.80E-004</text:p>
          </table:table-cell>
          <table:table-cell office:value-type="float" office:value="1" calcext:value-type="float">
            <text:p>1</text:p>
          </table:table-cell>
          <table:table-cell table:formula="of:=[.B23]*[.C23]/[.D23]" office:value-type="float" office:value="0.0746455354347424" calcext:value-type="float">
            <text:p>0.0746455354</text:p>
          </table:table-cell>
          <table:table-cell table:formula="of:=[.E23] &amp; &quot;,&quot;" office:value-type="string" office:string-value="0.0746455354347424," calcext:value-type="string">
            <text:p>0.0746455354347424,</text:p>
          </table:table-cell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09:10:05.340813247</meta:creation-date>
    <dc:date>2014-10-15T09:31:48.115023775</dc:date>
    <meta:editing-duration>PT4M31S</meta:editing-duration>
    <meta:editing-cycles>1</meta:editing-cycles>
    <meta:document-statistic meta:table-count="1" meta:cell-count="137" meta:object-count="0"/>
    <meta:generator>LibreOffice/4.2.6.3$Linux_X86_64 LibreOffice_project/420m0$Build-3</meta:generator>
  </office:meta>
</office:document-meta>
</file>